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9999" style:rotation-align="none"/>
    </style:style>
    <style:style style:name="ce4" style:family="table-cell" style:parent-style-name="Default">
      <style:table-cell-properties fo:background-color="#00aaad"/>
    </style:style>
    <style:style style:name="ce5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ssion_2_model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Current va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age type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Distance driven per van and year in km</text:p>
          </table:table-cell>
          <table:table-cell office:value-type="string" calcext:value-type="string">
            <text:p>Current type</text:p>
          </table:table-cell>
          <table:table-cell table:style-name="ce3" office:value-type="string" calcext:value-type="string">
            <text:p>Current annual emissions (t)</text:p>
          </table:table-cell>
          <table:table-cell table:style-name="ce3"/>
          <table:table-cell/>
          <table:table-cell table:style-name="ce1"/>
        </table:table-row>
        <table:table-row table:style-name="ro1">
          <table:table-cell office:value-type="string" calcext:value-type="string">
            <text:p>Maintenanc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string" calcext:value-type="string">
            <text:p>Diesel</text:p>
          </table:table-cell>
          <table:table-cell table:style-name="ce5" table:formula="of:=[.$E$10]*[.C3]/1000000*[.B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Diesel</text:p>
          </table:table-cell>
          <table:table-cell table:style-name="ce5" table:formula="of:=[.$E$10]*[.C4]/1000000*[.B4]" office:value-type="float" office:value="19.2" calcext:value-type="float">
            <text:p>1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string" calcext:value-type="string">
            <text:p>Diesel</text:p>
          </table:table-cell>
          <table:table-cell table:style-name="ce5" table:formula="of:=[.$E$10]*[.C5]/1000000*[.B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urrent total annual emissions (t)</text:p>
          </table:table-cell>
          <table:table-cell table:style-name="ce5" table:formula="of:=SUM([.E3:.E5])" office:value-type="float" office:value="184.2" calcext:value-type="float">
            <text:p>184.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Van typ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Capital cost (£)</text:p>
          </table:table-cell>
          <table:table-cell table:style-name="ce3" office:value-type="string" calcext:value-type="string">
            <text:p>Cost per km driven (incl. fuel) (£)</text:p>
          </table:table-cell>
          <table:table-cell office:value-type="string" calcext:value-type="string">
            <text:p>Lifetime (years)</text:p>
          </table:table-cell>
          <table:table-cell table:style-name="ce3" office:value-type="string" calcext:value-type="string">
            <text:p>CO2 emission per km (g/k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sel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</text:p>
          </table:table-cell>
          <table:table-cell table:style-name="ce4" office:value-type="float" office:value="35000" calcext:value-type="float">
            <text:p>3500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diesel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alculatio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an group</text:p>
          </table:table-cell>
          <table:table-cell table:style-name="ce3" office:value-type="string" calcext:value-type="string">
            <text:p>Number (Diesel)</text:p>
          </table:table-cell>
          <table:table-cell table:style-name="ce3" office:value-type="string" calcext:value-type="string">
            <text:p>Number (Electric)</text:p>
          </table:table-cell>
          <table:table-cell office:value-type="string" calcext:value-type="string">
            <text:p>Number (Biodiesel)</text:p>
          </table:table-cell>
          <table:table-cell table:style-name="ce3" office:value-type="string" calcext:value-type="string">
            <text:p>Sum vehicles</text:p>
          </table:table-cell>
          <table:table-cell table:style-name="ce3" office:value-type="string" calcext:value-type="string">
            <text:p>Cost (£)</text:p>
          </table:table-cell>
          <table:table-cell table:style-name="ce3" office:value-type="string" calcext:value-type="string">
            <text:p>Annual emissions (t)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UM([.B16:.D16])" office:value-type="float" office:value="10" calcext:value-type="float">
            <text:p>10</text:p>
          </table:table-cell>
          <table:table-cell table:style-name="ce5" table:formula="of:=[.B16]*([.$B$10]/[.$D$10]+[.$C3]*[.$C$10])+[.C16]*([.$B$11]/[.$D$11]+[.$C3]*[.$C$11])+[.D16]*([.$B$12]/[.$D$12]+[.$C3]*[.$C$12])" office:value-type="float" office:value="30000" calcext:value-type="float">
            <text:p>30000</text:p>
          </table:table-cell>
          <table:table-cell table:style-name="ce5" table:formula="of:=([.B16]*[.$C3]*[.$E$10]+[.C16]*[.$C3]*[.$E$11]+[.D16]*[.$C3]*[.$E$12])/1000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Eve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SUM([.B17:.D17])" office:value-type="float" office:value="8" calcext:value-type="float">
            <text:p>8</text:p>
          </table:table-cell>
          <table:table-cell table:style-name="ce5" table:formula="of:=[.B17]*([.$B$10]/[.$D$10]+[.$C4]*[.$C$10])+[.C17]*([.$B$11]/[.$D$11]+[.$C4]*[.$C$11])+[.D17]*([.$B$12]/[.$D$12]+[.$C4]*[.$C$12])" office:value-type="float" office:value="16600" calcext:value-type="float">
            <text:p>16600</text:p>
          </table:table-cell>
          <table:table-cell table:style-name="ce5" table:formula="of:=([.B17]*[.$C4]*[.$E$10]+[.C17]*[.$C4]*[.$E$11]+[.D17]*[.$C4]*[.$E$12])/1000000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UM([.B18:.D18])" office:value-type="float" office:value="15" calcext:value-type="float">
            <text:p>15</text:p>
          </table:table-cell>
          <table:table-cell table:style-name="ce5" table:formula="of:=[.B18]*([.$B$10]/[.$D$10]+[.$C5]*[.$C$10])+[.C18]*([.$B$11]/[.$D$11]+[.$C5]*[.$C$11])+[.D18]*([.$B$12]/[.$D$12]+[.$C5]*[.$C$12])" office:value-type="float" office:value="41250" calcext:value-type="float">
            <text:p>41250</text:p>
          </table:table-cell>
          <table:table-cell table:style-name="ce5" table:formula="of:=([.B18]*[.$C5]*[.$E$10]+[.C18]*[.$C5]*[.$E$11]+[.D18]*[.$C5]*[.$E$12])/1000000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Total annual cost/emissions</text:p>
          </table:table-cell>
          <table:table-cell table:style-name="ce5" table:formula="of:=SUM([.F16:.F18])" office:value-type="float" office:value="87850" calcext:value-type="float">
            <text:p>87850</text:p>
          </table:table-cell>
          <table:table-cell table:style-name="ce5" table:formula="of:=SUM([.G16:.G18])" office:value-type="float" office:value="33.1" calcext:value-type="float">
            <text:p>33.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Future annual emission limit (t)</text:p>
          </table:table-cell>
          <table:table-cell/>
          <table:table-cell table:style-name="ce4" table:formula="of:=[.E6]*0.18" office:value-type="float" office:value="33.156" calcext:value-type="float">
            <text:p>33.15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Solving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9" office:value-type="string" calcext:value-type="string">
            <text:p>Solve with variables assumed to be integers&gt;=0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9" office:value-type="string" calcext:value-type="string">
            <text:p>Target cell</text:p>
          </table:table-cell>
          <table:table-cell table:style-name="ce9" office:value-type="string" calcext:value-type="string">
            <text:p>F19</text:p>
          </table:table-cell>
          <table:table-cell table:style-name="ce9" office:value-type="string" calcext:value-type="string">
            <text:p>(minimize)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Variables (‘by changing cells’)</text:p>
          </table:table-cell>
          <table:table-cell table:style-name="ce9" office:value-type="string" calcext:value-type="string">
            <text:p>B16:18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9" office:value-type="string" calcext:value-type="string">
            <text:p>Constraints</text:p>
          </table:table-cell>
          <table:table-cell table:style-name="ce9" office:value-type="string" calcext:value-type="string">
            <text:p>E16:E18 = B3:B5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G19 &lt;= G20</text:p>
          </table:table-cell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5:59:27.069726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hard Hofbauer</meta:initial-creator>
    <meta:creation-date>2022-01-13T15:58:10.621092267</meta:creation-date>
    <meta:editing-duration>PT3M45S</meta:editing-duration>
    <meta:editing-cycles>4</meta:editing-cycles>
    <meta:generator>LibreOffice/6.0.7.3$Linux_X86_64 LibreOffice_project/00m0$Build-3</meta:generator>
    <dc:date>2022-01-13T16:02:39.538609034</dc:date>
    <dc:creator>Leonhard Hofbauer</dc:creator>
    <meta:document-statistic meta:table-count="1" meta:cell-count="88" meta:object-count="0"/>
  </office:meta>
</office:document-meta>
</file>